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criminal-offenses-public-proper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criminal-offenses-public-proper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Survey Year</text:p>
          </table:table-cell>
          <table:table-cell table:style-name="ce21" office:value-type="string">
            <text:p>UnitID</text:p>
          </table:table-cell>
          <table:table-cell table:style-name="ce21" office:value-type="string">
            <text:p>Institution Name</text:p>
          </table:table-cell>
          <table:table-cell table:style-name="ce21" office:value-type="string">
            <text:p>Campus ID</text:p>
          </table:table-cell>
          <table:table-cell table:style-name="ce21" office:value-type="string">
            <text:p>Campus Name</text:p>
          </table:table-cell>
          <table:table-cell table:style-name="ce21" office:value-type="string">
            <text:p>Institution Size</text:p>
          </table:table-cell>
          <table:table-cell table:style-name="ce21" office:value-type="string">
            <text:p>Murder/Non-Negligent Manslaughter</text:p>
          </table:table-cell>
          <table:table-cell table:style-name="ce21" office:value-type="string">
            <text:p>Negligent Manslaughter</text:p>
          </table:table-cell>
          <table:table-cell table:style-name="ce21" office:value-type="string">
            <text:p>Sex Offenses - Forcible</text:p>
          </table:table-cell>
          <table:table-cell table:style-name="ce21" office:value-type="string">
            <text:p>Sex Offenses - Non-Forcible</text:p>
          </table:table-cell>
          <table:table-cell table:style-name="ce21" office:value-type="string">
            <text:p>Robbery</text:p>
          </table:table-cell>
          <table:table-cell table:style-name="ce21" office:value-type="string">
            <text:p>Aggravated Assault</text:p>
          </table:table-cell>
          <table:table-cell table:style-name="ce21" office:value-type="string">
            <text:p>Burglary</text:p>
          </table:table-cell>
          <table:table-cell table:style-name="ce21" office:value-type="string">
            <text:p>Motor Vehicle Theft</text:p>
          </table:table-cell>
          <table:table-cell table:style-name="ce21" office:value-type="string">
            <text:p>Arson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lington Campus</text:p>
          </table:table-cell>
          <table:table-cell table:style-name="ce21" office:value-type="float" office:value="1044">
            <text:p>10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exandria Campus</text:p>
          </table:table-cell>
          <table:table-cell table:style-name="ce21" office:value-type="float" office:value="1044">
            <text:p>10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anassas Campus</text:p>
          </table:table-cell>
          <table:table-cell table:style-name="ce21" office:value-type="float" office:value="1044">
            <text:p>10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411">
            <text:p>231411</text:p>
          </table:table-cell>
          <table:table-cell table:style-name="ce21" office:value-type="string">
            <text:p>Advanced Technolog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dvanced Technology Institute - Virginia Beach</text:p>
          </table:table-cell>
          <table:table-cell table:style-name="ce21" office:value-type="float" office:value="656">
            <text:p>65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411">
            <text:p>231411</text:p>
          </table:table-cell>
          <table:table-cell table:style-name="ce21" office:value-type="string">
            <text:p>Advanced Technology Institut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TI - Virginia Beach Airport Facility</text:p>
          </table:table-cell>
          <table:table-cell table:style-name="ce21" office:value-type="float" office:value="656">
            <text:p>65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merican National University - Salem</text:p>
          </table:table-cell>
          <table:table-cell table:style-name="ce21" office:value-type="float" office:value="4147">
            <text:p>414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merican National University - Charlottesville</text:p>
          </table:table-cell>
          <table:table-cell table:style-name="ce21" office:value-type="float" office:value="4147">
            <text:p>414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merican National University - Martinsville</text:p>
          </table:table-cell>
          <table:table-cell table:style-name="ce21" office:value-type="float" office:value="4147">
            <text:p>414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American National University - Lynchburg</text:p>
          </table:table-cell>
          <table:table-cell table:style-name="ce21" office:value-type="float" office:value="4147">
            <text:p>414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American National University - Danville</text:p>
          </table:table-cell>
          <table:table-cell table:style-name="ce21" office:value-type="float" office:value="4147">
            <text:p>414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American National University - Princeton</text:p>
          </table:table-cell>
          <table:table-cell table:style-name="ce21" office:value-type="float" office:value="4147">
            <text:p>414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American National University - Harrisonburg</text:p>
          </table:table-cell>
          <table:table-cell table:style-name="ce21" office:value-type="float" office:value="4147">
            <text:p>414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National College of Business &amp; Technology-Bristol</text:p>
          </table:table-cell>
          <table:table-cell table:style-name="ce21" office:value-type="float" office:value="4147">
            <text:p>414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National College of Business &amp; Technology-Knoxville</text:p>
          </table:table-cell>
          <table:table-cell table:style-name="ce21" office:value-type="float" office:value="4147">
            <text:p>414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National College -  Cincinnati</text:p>
          </table:table-cell>
          <table:table-cell table:style-name="ce21" office:value-type="float" office:value="4147">
            <text:p>414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National College  - Kettering</text:p>
          </table:table-cell>
          <table:table-cell table:style-name="ce21" office:value-type="float" office:value="4147">
            <text:p>414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12">
            <text:p>12</text:p>
          </table:table-cell>
          <table:table-cell table:style-name="ce21" office:value-type="string">
            <text:p>National College-Youngstown</text:p>
          </table:table-cell>
          <table:table-cell table:style-name="ce21" office:value-type="float" office:value="4147">
            <text:p>414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32348">
            <text:p>432348</text:p>
          </table:table-cell>
          <table:table-cell table:style-name="ce21" office:value-type="string">
            <text:p>Appalachian School of Law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40">
            <text:p>3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19457">
            <text:p>419457</text:p>
          </table:table-cell>
          <table:table-cell table:style-name="ce21" office:value-type="string">
            <text:p>Argosy University-Washington DC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gosy University - Washington</text:p>
          </table:table-cell>
          <table:table-cell table:style-name="ce21" office:value-type="float" office:value="1007">
            <text:p>100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420">
            <text:p>231420</text:p>
          </table:table-cell>
          <table:table-cell table:style-name="ce21" office:value-type="string">
            <text:p>Averet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65">
            <text:p>86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GPS-Main Campus</text:p>
          </table:table-cell>
          <table:table-cell table:style-name="ce21" office:value-type="float" office:value="1677">
            <text:p>167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GPS-Chesapeake</text:p>
          </table:table-cell>
          <table:table-cell table:style-name="ce21" office:value-type="float" office:value="1677">
            <text:p>167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GPS-Quantico</text:p>
          </table:table-cell>
          <table:table-cell table:style-name="ce21" office:value-type="float" office:value="1677">
            <text:p>167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48257">
            <text:p>448257</text:p>
          </table:table-cell>
          <table:table-cell table:style-name="ce21" office:value-type="string">
            <text:p>Avi Career Train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27973">
            <text:p>427973</text:p>
          </table:table-cell>
          <table:table-cell table:style-name="ce21" office:value-type="string">
            <text:p>Aviation Institute of Maintenanc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89">
            <text:p>1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45762">
            <text:p>445762</text:p>
          </table:table-cell>
          <table:table-cell table:style-name="ce21" office:value-type="string">
            <text:p>Aviation Institute of Maintenance-Manassa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0">
            <text:p>1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366793">
            <text:p>366793</text:p>
          </table:table-cell>
          <table:table-cell table:style-name="ce21" office:value-type="string">
            <text:p>Baptist Theological Seminary at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3">
            <text:p>13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280">
            <text:p>231280</text:p>
          </table:table-cell>
          <table:table-cell table:style-name="ce21" office:value-type="string">
            <text:p>Bar Palma Beauty Careers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536">
            <text:p>231536</text:p>
          </table:table-cell>
          <table:table-cell table:style-name="ce21" office:value-type="string">
            <text:p>Blue Ridg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eyers Cave Campus</text:p>
          </table:table-cell>
          <table:table-cell table:style-name="ce21" office:value-type="float" office:value="4084">
            <text:p>408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554">
            <text:p>231554</text:p>
          </table:table-cell>
          <table:table-cell table:style-name="ce21" office:value-type="string">
            <text:p>Bluefield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93">
            <text:p>79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356">
            <text:p>233356</text:p>
          </table:table-cell>
          <table:table-cell table:style-name="ce21" office:value-type="string">
            <text:p>Bon Secours Memorial College of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94">
            <text:p>3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41">
            <text:p>15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828">
            <text:p>231828</text:p>
          </table:table-cell>
          <table:table-cell table:style-name="ce21" office:value-type="string">
            <text:p>Bryant &amp; Stratton Colleg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mond Campus</text:p>
          </table:table-cell>
          <table:table-cell table:style-name="ce21" office:value-type="float" office:value="516">
            <text:p>5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785">
            <text:p>231785</text:p>
          </table:table-cell>
          <table:table-cell table:style-name="ce21" office:value-type="string">
            <text:p>Bryant &amp; Stratton College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99">
            <text:p>49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41858">
            <text:p>441858</text:p>
          </table:table-cell>
          <table:table-cell table:style-name="ce21" office:value-type="string">
            <text:p>Career Training Solution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85">
            <text:p>18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688">
            <text:p>231688</text:p>
          </table:table-cell>
          <table:table-cell table:style-name="ce21" office:value-type="string">
            <text:p>Centr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926">
            <text:p>492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tavista Center</text:p>
          </table:table-cell>
          <table:table-cell table:style-name="ce21" office:value-type="float" office:value="4926">
            <text:p>492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Brookneal Center</text:p>
          </table:table-cell>
          <table:table-cell table:style-name="ce21" office:value-type="float" office:value="4926">
            <text:p>492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Bedford Center</text:p>
          </table:table-cell>
          <table:table-cell table:style-name="ce21" office:value-type="float" office:value="4926">
            <text:p>492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51592">
            <text:p>451592</text:p>
          </table:table-cell>
          <table:table-cell table:style-name="ce21" office:value-type="string">
            <text:p>Centura College-Alexandr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20024">
            <text:p>420024</text:p>
          </table:table-cell>
          <table:table-cell table:style-name="ce21" office:value-type="string">
            <text:p>Centura Colleg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290">
            <text:p>29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377449">
            <text:p>377449</text:p>
          </table:table-cell>
          <table:table-cell table:style-name="ce21" office:value-type="string">
            <text:p>Centura College-Newport New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224">
            <text:p>22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377458">
            <text:p>377458</text:p>
          </table:table-cell>
          <table:table-cell table:style-name="ce21" office:value-type="string">
            <text:p>Centura Colleg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283">
            <text:p>28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27982">
            <text:p>427982</text:p>
          </table:table-cell>
          <table:table-cell table:style-name="ce21" office:value-type="string">
            <text:p>Centura College-Richmond Mai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186">
            <text:p>18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40378">
            <text:p>440378</text:p>
          </table:table-cell>
          <table:table-cell table:style-name="ce21" office:value-type="string">
            <text:p>Centura College-Richmond Weste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80">
            <text:p>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016">
            <text:p>232016</text:p>
          </table:table-cell>
          <table:table-cell table:style-name="ce21" office:value-type="string">
            <text:p>Centura College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1423">
            <text:p>142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27894">
            <text:p>427894</text:p>
          </table:table-cell>
          <table:table-cell table:style-name="ce21" office:value-type="string">
            <text:p>CET-Alexandr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</text:p>
          </table:table-cell>
          <table:table-cell table:style-name="ce21" office:value-type="float" office:value="140">
            <text:p>1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712">
            <text:p>231712</text:p>
          </table:table-cell>
          <table:table-cell table:style-name="ce21" office:value-type="string">
            <text:p>Christopher Newpor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884">
            <text:p>488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795">
            <text:p>779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377403">
            <text:p>377403</text:p>
          </table:table-cell>
          <table:table-cell table:style-name="ce21" office:value-type="string">
            <text:p>Colonial Heights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9">
            <text:p>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46206">
            <text:p>446206</text:p>
          </table:table-cell>
          <table:table-cell table:style-name="ce21" office:value-type="string">
            <text:p>Culpeper Cosmetology Training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873">
            <text:p>231873</text:p>
          </table:table-cell>
          <table:table-cell table:style-name="ce21" office:value-type="string">
            <text:p>Dabney S Lancast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95">
            <text:p>129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882">
            <text:p>231882</text:p>
          </table:table-cell>
          <table:table-cell table:style-name="ce21" office:value-type="string">
            <text:p>Dan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016">
            <text:p>40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724">
            <text:p>232724</text:p>
          </table:table-cell>
          <table:table-cell table:style-name="ce21" office:value-type="string">
            <text:p>Danville Regional Medical Center School of Health Profession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DRMC School of Health Professions</text:p>
          </table:table-cell>
          <table:table-cell table:style-name="ce21" office:value-type="float" office:value="111">
            <text:p>1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40536">
            <text:p>440536</text:p>
          </table:table-cell>
          <table:table-cell table:style-name="ce21" office:value-type="string">
            <text:p>DeVry University-Virgin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lington Campus</text:p>
          </table:table-cell>
          <table:table-cell table:style-name="ce21" office:value-type="float" office:value="739">
            <text:p>7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40536">
            <text:p>440536</text:p>
          </table:table-cell>
          <table:table-cell table:style-name="ce21" office:value-type="string">
            <text:p>DeVry University-Virginia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Tysons Corner Center</text:p>
          </table:table-cell>
          <table:table-cell table:style-name="ce21" office:value-type="float" office:value="739">
            <text:p>7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51617">
            <text:p>451617</text:p>
          </table:table-cell>
          <table:table-cell table:style-name="ce21" office:value-type="string">
            <text:p>Dominion School of Hair Desig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Dominion School of Hair Design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043">
            <text:p>232043</text:p>
          </table:table-cell>
          <table:table-cell table:style-name="ce21" office:value-type="string">
            <text:p>Eastern Mennoni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34">
            <text:p>12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052">
            <text:p>232052</text:p>
          </table:table-cell>
          <table:table-cell table:style-name="ce21" office:value-type="string">
            <text:p>Eastern Shor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07">
            <text:p>90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970">
            <text:p>231970</text:p>
          </table:table-cell>
          <table:table-cell table:style-name="ce21" office:value-type="string">
            <text:p>Eastern Virginia Medical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25">
            <text:p>72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48943">
            <text:p>248943</text:p>
          </table:table-cell>
          <table:table-cell table:style-name="ce21" office:value-type="string">
            <text:p>ECPI Technical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45">
            <text:p>8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48943">
            <text:p>248943</text:p>
          </table:table-cell>
          <table:table-cell table:style-name="ce21" office:value-type="string">
            <text:p>ECPI Technical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Skyline College - Innsbrook</text:p>
          </table:table-cell>
          <table:table-cell table:style-name="ce21" office:value-type="float" office:value="845">
            <text:p>8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CPI University - Virginia Beach</text:p>
          </table:table-cell>
          <table:table-cell table:style-name="ce21" office:value-type="float" office:value="8122">
            <text:p>81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ECPI University - Newport News</text:p>
          </table:table-cell>
          <table:table-cell table:style-name="ce21" office:value-type="float" office:value="8122">
            <text:p>81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ECPI University - Greensboro</text:p>
          </table:table-cell>
          <table:table-cell table:style-name="ce21" office:value-type="float" office:value="8122">
            <text:p>81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ECPI University - Charlotte</text:p>
          </table:table-cell>
          <table:table-cell table:style-name="ce21" office:value-type="float" office:value="8122">
            <text:p>81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ECPI University - Greenville</text:p>
          </table:table-cell>
          <table:table-cell table:style-name="ce21" office:value-type="float" office:value="8122">
            <text:p>81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ECPI University - Manassas</text:p>
          </table:table-cell>
          <table:table-cell table:style-name="ce21" office:value-type="float" office:value="8122">
            <text:p>81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ECPI University - Raleigh</text:p>
          </table:table-cell>
          <table:table-cell table:style-name="ce21" office:value-type="float" office:value="8122">
            <text:p>81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ECPI University - Charleston</text:p>
          </table:table-cell>
          <table:table-cell table:style-name="ce21" office:value-type="float" office:value="8122">
            <text:p>81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ECPI University - Columbia</text:p>
          </table:table-cell>
          <table:table-cell table:style-name="ce21" office:value-type="float" office:value="8122">
            <text:p>81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ECPI University - Concord</text:p>
          </table:table-cell>
          <table:table-cell table:style-name="ce21" office:value-type="float" office:value="8122">
            <text:p>81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2">
            <text:p>12</text:p>
          </table:table-cell>
          <table:table-cell table:style-name="ce21" office:value-type="string">
            <text:p>ECPI University - Norfolk (Culinary Institute of Virginia)</text:p>
          </table:table-cell>
          <table:table-cell table:style-name="ce21" office:value-type="float" office:value="8122">
            <text:p>81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3">
            <text:p>13</text:p>
          </table:table-cell>
          <table:table-cell table:style-name="ce21" office:value-type="string">
            <text:p>ECPI - Virginia Beach Annex</text:p>
          </table:table-cell>
          <table:table-cell table:style-name="ce21" office:value-type="float" office:value="8122">
            <text:p>81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42806">
            <text:p>442806</text:p>
          </table:table-cell>
          <table:table-cell table:style-name="ce21" office:value-type="string">
            <text:p>Edward Via College of Osteopathic Medicin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Campus</text:p>
          </table:table-cell>
          <table:table-cell table:style-name="ce21" office:value-type="float" office:value="645">
            <text:p>6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025">
            <text:p>232025</text:p>
          </table:table-cell>
          <table:table-cell table:style-name="ce21" office:value-type="string">
            <text:p>Emory &amp; Henr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26">
            <text:p>102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44282">
            <text:p>444282</text:p>
          </table:table-cell>
          <table:table-cell table:style-name="ce21" office:value-type="string">
            <text:p>Empire Beauty School-Midlothia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mpire Beauty School - Midlothian- VA</text:p>
          </table:table-cell>
          <table:table-cell table:style-name="ce21" office:value-type="float" office:value="88">
            <text:p>8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50599">
            <text:p>450599</text:p>
          </table:table-cell>
          <table:table-cell table:style-name="ce21" office:value-type="string">
            <text:p>Empire Beauty School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mpire Beauty School - Richmond- VA</text:p>
          </table:table-cell>
          <table:table-cell table:style-name="ce21" office:value-type="float" office:value="189">
            <text:p>1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42310">
            <text:p>442310</text:p>
          </table:table-cell>
          <table:table-cell table:style-name="ce21" office:value-type="string">
            <text:p>Everest College-Arl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verest College</text:p>
          </table:table-cell>
          <table:table-cell table:style-name="ce21" office:value-type="float" office:value="259">
            <text:p>2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38647">
            <text:p>438647</text:p>
          </table:table-cell>
          <table:table-cell table:style-name="ce21" office:value-type="string">
            <text:p>Everest Colleg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178">
            <text:p>17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45470">
            <text:p>445470</text:p>
          </table:table-cell>
          <table:table-cell table:style-name="ce21" office:value-type="string">
            <text:p>Everest College-McLea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375">
            <text:p>37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502">
            <text:p>232502</text:p>
          </table:table-cell>
          <table:table-cell table:style-name="ce21" office:value-type="string">
            <text:p>Everest College-Newport New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3">
            <text:p>12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089">
            <text:p>232089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233">
            <text:p>123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329">
            <text:p>233329</text:p>
          </table:table-cell>
          <table:table-cell table:style-name="ce21" office:value-type="string">
            <text:p>Fortis Colleg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0">
            <text:p>2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382957">
            <text:p>382957</text:p>
          </table:table-cell>
          <table:table-cell table:style-name="ce21" office:value-type="string">
            <text:p>Fortis Colleg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ortis College - Richmond</text:p>
          </table:table-cell>
          <table:table-cell table:style-name="ce21" office:value-type="float" office:value="147">
            <text:p>14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0276">
            <text:p>302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Locust Grove Campus</text:p>
          </table:table-cell>
          <table:table-cell table:style-name="ce21" office:value-type="float" office:value="5899">
            <text:p>589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redericksburg Area Campus</text:p>
          </table:table-cell>
          <table:table-cell table:style-name="ce21" office:value-type="float" office:value="5899">
            <text:p>589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Daniel Technology Center</text:p>
          </table:table-cell>
          <table:table-cell table:style-name="ce21" office:value-type="float" office:value="5899">
            <text:p>589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06495">
            <text:p>406495</text:p>
          </table:table-cell>
          <table:table-cell table:style-name="ce21" office:value-type="string">
            <text:p>Graham Webb International Academy of Hai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80">
            <text:p>1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22">
            <text:p>11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658">
            <text:p>56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HAMPTON UNIVERSITY COLLEGE OF VA BEACH</text:p>
          </table:table-cell>
          <table:table-cell table:style-name="ce21" office:value-type="float" office:value="5658">
            <text:p>56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HAMPTON UNIVERSITY CONTINUING ED ROANOKE BRANCH</text:p>
          </table:table-cell>
          <table:table-cell table:style-name="ce21" office:value-type="float" office:value="5658">
            <text:p>56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31266">
            <text:p>431266</text:p>
          </table:table-cell>
          <table:table-cell table:style-name="ce21" office:value-type="string">
            <text:p>Henrico County-Saint Marys Hospit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9">
            <text:p>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377421">
            <text:p>377421</text:p>
          </table:table-cell>
          <table:table-cell table:style-name="ce21" office:value-type="string">
            <text:p>Heritage Institute-Manassa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eritage Institute Manassas</text:p>
          </table:table-cell>
          <table:table-cell table:style-name="ce21" office:value-type="float" office:value="255">
            <text:p>2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308">
            <text:p>232308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049">
            <text:p>104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45869">
            <text:p>445869</text:p>
          </table:table-cell>
          <table:table-cell table:style-name="ce21" office:value-type="string">
            <text:p>Institute for the Psychological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41964">
            <text:p>441964</text:p>
          </table:table-cell>
          <table:table-cell table:style-name="ce21" office:value-type="string">
            <text:p>ITT Technical Institute-Chantill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77">
            <text:p>37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368601">
            <text:p>368601</text:p>
          </table:table-cell>
          <table:table-cell table:style-name="ce21" office:value-type="string">
            <text:p>ITT Technical Institut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80">
            <text:p>7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37051">
            <text:p>437051</text:p>
          </table:table-cell>
          <table:table-cell table:style-name="ce21" office:value-type="string">
            <text:p>ITT Technical Institut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90">
            <text:p>59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41955">
            <text:p>441955</text:p>
          </table:table-cell>
          <table:table-cell table:style-name="ce21" office:value-type="string">
            <text:p>ITT Technical Institute-Springfiel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83">
            <text:p>58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Parham Road Campus</text:p>
          </table:table-cell>
          <table:table-cell table:style-name="ce21" office:value-type="float" office:value="12557">
            <text:p>125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Downtown Campus</text:p>
          </table:table-cell>
          <table:table-cell table:style-name="ce21" office:value-type="float" office:value="12557">
            <text:p>125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Goochland Campus</text:p>
          </table:table-cell>
          <table:table-cell table:style-name="ce21" office:value-type="float" office:value="12557">
            <text:p>125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7918">
            <text:p>179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adison House (London Semester - Branch Campus)</text:p>
          </table:table-cell>
          <table:table-cell table:style-name="ce21" office:value-type="float" office:value="17918">
            <text:p>179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ntwerp Hall- JMU Semester in Antwerp- Belgium</text:p>
          </table:table-cell>
          <table:table-cell table:style-name="ce21" office:value-type="float" office:value="17918">
            <text:p>179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Palazzo Capponi (JMU's Semester in Florence- Italy)</text:p>
          </table:table-cell>
          <table:table-cell table:style-name="ce21" office:value-type="float" office:value="17918">
            <text:p>179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837">
            <text:p>231837</text:p>
          </table:table-cell>
          <table:table-cell table:style-name="ce21" office:value-type="string">
            <text:p>Jefferson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JCHS Main Campus</text:p>
          </table:table-cell>
          <table:table-cell table:style-name="ce21" office:value-type="float" office:value="971">
            <text:p>97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082">
            <text:p>808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eatherstone</text:p>
          </table:table-cell>
          <table:table-cell table:style-name="ce21" office:value-type="float" office:value="8082">
            <text:p>808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idlothian</text:p>
          </table:table-cell>
          <table:table-cell table:style-name="ce21" office:value-type="float" office:value="8082">
            <text:p>808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068">
            <text:p>270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727">
            <text:p>47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iddletown</text:p>
          </table:table-cell>
          <table:table-cell table:style-name="ce21" office:value-type="float" office:value="5655">
            <text:p>56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auquier</text:p>
          </table:table-cell>
          <table:table-cell table:style-name="ce21" office:value-type="float" office:value="5655">
            <text:p>56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90">
            <text:p>249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618">
            <text:p>232618</text:p>
          </table:table-cell>
          <table:table-cell table:style-name="ce21" office:value-type="string">
            <text:p>Lynchburg General Hospital School of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ra College of Nursing</text:p>
          </table:table-cell>
          <table:table-cell table:style-name="ce21" office:value-type="float" office:value="175">
            <text:p>17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672">
            <text:p>232672</text:p>
          </table:table-cell>
          <table:table-cell table:style-name="ce21" office:value-type="string">
            <text:p>Mary Baldwi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685">
            <text:p>168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706">
            <text:p>232706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3609">
            <text:p>360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642">
            <text:p>231642</text:p>
          </table:table-cell>
          <table:table-cell table:style-name="ce21" office:value-type="string">
            <text:p>MedSpa Careers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edSpa Careers Institute - Richmond</text:p>
          </table:table-cell>
          <table:table-cell table:style-name="ce21" office:value-type="float" office:value="661">
            <text:p>66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642">
            <text:p>231642</text:p>
          </table:table-cell>
          <table:table-cell table:style-name="ce21" office:value-type="string">
            <text:p>MedSpa Careers Institut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edical Careers College - Virginia Beach</text:p>
          </table:table-cell>
          <table:table-cell table:style-name="ce21" office:value-type="float" office:value="661">
            <text:p>66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642">
            <text:p>231642</text:p>
          </table:table-cell>
          <table:table-cell table:style-name="ce21" office:value-type="string">
            <text:p>MedSpa Careers Institut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edical Careers College - Richmond West</text:p>
          </table:table-cell>
          <table:table-cell table:style-name="ce21" office:value-type="float" office:value="661">
            <text:p>66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642">
            <text:p>231642</text:p>
          </table:table-cell>
          <table:table-cell table:style-name="ce21" office:value-type="string">
            <text:p>MedSpa Careers Institut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Medical Careers College - Newport News</text:p>
          </table:table-cell>
          <table:table-cell table:style-name="ce21" office:value-type="float" office:value="661">
            <text:p>66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alls Church Campus</text:p>
          </table:table-cell>
          <table:table-cell table:style-name="ce21" office:value-type="float" office:value="876">
            <text:p>8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edtech Institute - Silver Spring Campus</text:p>
          </table:table-cell>
          <table:table-cell table:style-name="ce21" office:value-type="float" office:value="876">
            <text:p>8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edtech College - Washington- DC Campus</text:p>
          </table:table-cell>
          <table:table-cell table:style-name="ce21" office:value-type="float" office:value="876">
            <text:p>8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091">
            <text:p>233091</text:p>
          </table:table-cell>
          <table:table-cell table:style-name="ce21" office:value-type="string">
            <text:p>Miller-Motte Technical College-Lynchbur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iller-Motte Technical College</text:p>
          </table:table-cell>
          <table:table-cell table:style-name="ce21" office:value-type="float" office:value="225">
            <text:p>22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788">
            <text:p>232788</text:p>
          </table:table-cell>
          <table:table-cell table:style-name="ce21" office:value-type="string">
            <text:p>Mountain Empir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017">
            <text:p>301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867">
            <text:p>232867</text:p>
          </table:table-cell>
          <table:table-cell table:style-name="ce21" office:value-type="string">
            <text:p>New Riv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586">
            <text:p>458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937">
            <text:p>232937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6155">
            <text:p>61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nnandale Campus</text:p>
          </table:table-cell>
          <table:table-cell table:style-name="ce21" office:value-type="float" office:value="41266">
            <text:p>412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exandria Campus</text:p>
          </table:table-cell>
          <table:table-cell table:style-name="ce21" office:value-type="float" office:value="41266">
            <text:p>412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oudoun Campus</text:p>
          </table:table-cell>
          <table:table-cell table:style-name="ce21" office:value-type="float" office:value="41266">
            <text:p>412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Manassas Campus</text:p>
          </table:table-cell>
          <table:table-cell table:style-name="ce21" office:value-type="float" office:value="41266">
            <text:p>412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Woodbridge Campus</text:p>
          </table:table-cell>
          <table:table-cell table:style-name="ce21" office:value-type="float" office:value="41266">
            <text:p>412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Medical Education Campus</text:p>
          </table:table-cell>
          <table:table-cell table:style-name="ce21" office:value-type="float" office:value="41266">
            <text:p>412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2287">
            <text:p>2228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019">
            <text:p>233019</text:p>
          </table:table-cell>
          <table:table-cell table:style-name="ce21" office:value-type="string">
            <text:p>Patrick Henry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948">
            <text:p>29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037">
            <text:p>233037</text:p>
          </table:table-cell>
          <table:table-cell table:style-name="ce21" office:value-type="string">
            <text:p>Paul D Camp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ranklin Campus</text:p>
          </table:table-cell>
          <table:table-cell table:style-name="ce21" office:value-type="float" office:value="1544">
            <text:p>15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037">
            <text:p>233037</text:p>
          </table:table-cell>
          <table:table-cell table:style-name="ce21" office:value-type="string">
            <text:p>Paul D Camp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Hobbs Suffolk Campus</text:p>
          </table:table-cell>
          <table:table-cell table:style-name="ce21" office:value-type="float" office:value="1544">
            <text:p>15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116">
            <text:p>233116</text:p>
          </table:table-cell>
          <table:table-cell table:style-name="ce21" office:value-type="string">
            <text:p>Piedmon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674">
            <text:p>46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122">
            <text:p>91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301">
            <text:p>23330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656">
            <text:p>65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76">
            <text:p>11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310">
            <text:p>233310</text:p>
          </table:table-cell>
          <table:table-cell table:style-name="ce21" office:value-type="string">
            <text:p>Rappahannock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Glenns Campus</text:p>
          </table:table-cell>
          <table:table-cell table:style-name="ce21" office:value-type="float" office:value="3206">
            <text:p>32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310">
            <text:p>233310</text:p>
          </table:table-cell>
          <table:table-cell table:style-name="ce21" office:value-type="string">
            <text:p>Rappahannock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Warsaw Campus</text:p>
          </table:table-cell>
          <table:table-cell table:style-name="ce21" office:value-type="float" office:value="3206">
            <text:p>32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651">
            <text:p>231651</text:p>
          </table:table-cell>
          <table:table-cell table:style-name="ce21" office:value-type="string">
            <text:p>Rege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115">
            <text:p>41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338">
            <text:p>233338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402">
            <text:p>140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37769">
            <text:p>437769</text:p>
          </table:table-cell>
          <table:table-cell table:style-name="ce21" office:value-type="string">
            <text:p>Richmond School of Health and Techn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ester Career College</text:p>
          </table:table-cell>
          <table:table-cell table:style-name="ce21" office:value-type="float" office:value="358">
            <text:p>3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408">
            <text:p>233408</text:p>
          </table:table-cell>
          <table:table-cell table:style-name="ce21" office:value-type="string">
            <text:p>Riverside School of Health Career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86">
            <text:p>28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426">
            <text:p>233426</text:p>
          </table:table-cell>
          <table:table-cell table:style-name="ce21" office:value-type="string">
            <text:p>Roanoke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06">
            <text:p>20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41876">
            <text:p>441876</text:p>
          </table:table-cell>
          <table:table-cell table:style-name="ce21" office:value-type="string">
            <text:p>Rudy &amp; Kelly Academy of Hair and Nail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UDY &amp; KELLY ACADEMY -Paul Mitchell Partner School</text:p>
          </table:table-cell>
          <table:table-cell table:style-name="ce21" office:value-type="float" office:value="178">
            <text:p>17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499">
            <text:p>233499</text:p>
          </table:table-cell>
          <table:table-cell table:style-name="ce21" office:value-type="string">
            <text:p>Saint Pauls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int Paul's College</text:p>
          </table:table-cell>
          <table:table-cell table:style-name="ce21" office:value-type="float" office:value="700">
            <text:p>7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4216">
            <text:p>234216</text:p>
          </table:table-cell>
          <table:table-cell table:style-name="ce21" office:value-type="string">
            <text:p>Sanford-Brown College-Tysons Corn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nford-Brown College</text:p>
          </table:table-cell>
          <table:table-cell table:style-name="ce21" office:value-type="float" office:value="610">
            <text:p>6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885">
            <text:p>232885</text:p>
          </table:table-cell>
          <table:table-cell table:style-name="ce21" office:value-type="string">
            <text:p>Sentara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45">
            <text:p>3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541">
            <text:p>233541</text:p>
          </table:table-cell>
          <table:table-cell table:style-name="ce21" office:value-type="string">
            <text:p>Shenandoa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393">
            <text:p>339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61931">
            <text:p>261931</text:p>
          </table:table-cell>
          <table:table-cell table:style-name="ce21" office:value-type="string">
            <text:p>Skyline College-Roano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kyline College - Roanoke</text:p>
          </table:table-cell>
          <table:table-cell table:style-name="ce21" office:value-type="float" office:value="408">
            <text:p>40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51608">
            <text:p>451608</text:p>
          </table:table-cell>
          <table:table-cell table:style-name="ce21" office:value-type="string">
            <text:p>Southeast Culinary &amp; Hospital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outheast Culinary &amp; Hospitality College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611">
            <text:p>233611</text:p>
          </table:table-cell>
          <table:table-cell table:style-name="ce21" office:value-type="string">
            <text:p>Southern Virginia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01">
            <text:p>7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082">
            <text:p>233082</text:p>
          </table:table-cell>
          <table:table-cell table:style-name="ce21" office:value-type="string">
            <text:p>Southside Regional Medical Center Professional School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RMC Professional Schools</text:p>
          </table:table-cell>
          <table:table-cell table:style-name="ce21" office:value-type="float" office:value="172">
            <text:p>17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639">
            <text:p>233639</text:p>
          </table:table-cell>
          <table:table-cell table:style-name="ce21" office:value-type="string">
            <text:p>Southside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ristanna campus</text:p>
          </table:table-cell>
          <table:table-cell table:style-name="ce21" office:value-type="float" office:value="5255">
            <text:p>52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648">
            <text:p>233648</text:p>
          </table:table-cell>
          <table:table-cell table:style-name="ce21" office:value-type="string">
            <text:p>Southwes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716">
            <text:p>37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657">
            <text:p>233657</text:p>
          </table:table-cell>
          <table:table-cell table:style-name="ce21" office:value-type="string">
            <text:p>Springfield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nnandale Campus</text:p>
          </table:table-cell>
          <table:table-cell table:style-name="ce21" office:value-type="float" office:value="113">
            <text:p>11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666">
            <text:p>233666</text:p>
          </table:table-cell>
          <table:table-cell table:style-name="ce21" office:value-type="string">
            <text:p>Staunton School of Cosmet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6">
            <text:p>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38498">
            <text:p>438498</text:p>
          </table:table-cell>
          <table:table-cell table:style-name="ce21" office:value-type="string">
            <text:p>Strat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60">
            <text:p>86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721">
            <text:p>231721</text:p>
          </table:table-cell>
          <table:table-cell table:style-name="ce21" office:value-type="string">
            <text:p>Suffolk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593">
            <text:p>232593</text:p>
          </table:table-cell>
          <table:table-cell table:style-name="ce21" office:value-type="string">
            <text:p>Suffolk Public Schools-Sentara Obici Hospit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718">
            <text:p>233718</text:p>
          </table:table-cell>
          <table:table-cell table:style-name="ce21" office:value-type="string">
            <text:p>Sweet Bria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15">
            <text:p>8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286">
            <text:p>233286</text:p>
          </table:table-cell>
          <table:table-cell table:style-name="ce21" office:value-type="string">
            <text:p>Sylvain Melloul International Hair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9">
            <text:p>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44884">
            <text:p>444884</text:p>
          </table:table-cell>
          <table:table-cell table:style-name="ce21" office:value-type="string">
            <text:p>Tap This Valley Works CET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oanoke Higher Education Center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40341">
            <text:p>44034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1648">
            <text:p>16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897">
            <text:p>233897</text:p>
          </table:table-cell>
          <table:table-cell table:style-name="ce21" office:value-type="string">
            <text:p>The University of Virginia's College at Wis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VA's College at Wise</text:p>
          </table:table-cell>
          <table:table-cell table:style-name="ce21" office:value-type="float" office:value="1803">
            <text:p>18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754">
            <text:p>233754</text:p>
          </table:table-cell>
          <table:table-cell table:style-name="ce21" office:value-type="string">
            <text:p>Thomas Nelso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368">
            <text:p>93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Campus</text:p>
          </table:table-cell>
          <table:table-cell table:style-name="ce21" office:value-type="float" office:value="25857">
            <text:p>258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Chesapeake Campus</text:p>
          </table:table-cell>
          <table:table-cell table:style-name="ce21" office:value-type="float" office:value="25857">
            <text:p>258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Regional Workforce Development Center</text:p>
          </table:table-cell>
          <table:table-cell table:style-name="ce21" office:value-type="float" office:value="25857">
            <text:p>258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Virginia Beach Campus</text:p>
          </table:table-cell>
          <table:table-cell table:style-name="ce21" office:value-type="float" office:value="25857">
            <text:p>258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Visual Arts Center</text:p>
          </table:table-cell>
          <table:table-cell table:style-name="ce21" office:value-type="float" office:value="25857">
            <text:p>258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919">
            <text:p>232919</text:p>
          </table:table-cell>
          <table:table-cell table:style-name="ce21" office:value-type="string">
            <text:p>Tidewater Tech-Trad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7">
            <text:p>1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70">
            <text:p>3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370">
            <text:p>3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5001">
            <text:p>50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42189">
            <text:p>442189</text:p>
          </table:table-cell>
          <table:table-cell table:style-name="ce21" office:value-type="string">
            <text:p>University of Phoenix-Northern Virginia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eston Campus</text:p>
          </table:table-cell>
          <table:table-cell table:style-name="ce21" office:value-type="float" office:value="534">
            <text:p>5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46756">
            <text:p>446756</text:p>
          </table:table-cell>
          <table:table-cell table:style-name="ce21" office:value-type="string">
            <text:p>University of Phoenix-Richmond-Virginia Beach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mond-Virginia Beach Campus</text:p>
          </table:table-cell>
          <table:table-cell table:style-name="ce21" office:value-type="float" office:value="321">
            <text:p>3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324">
            <text:p>432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42639">
            <text:p>442639</text:p>
          </table:table-cell>
          <table:table-cell table:style-name="ce21" office:value-type="string">
            <text:p>University of the Potomac-VA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the Potomac - VA Campus</text:p>
          </table:table-cell>
          <table:table-cell table:style-name="ce21" office:value-type="float" office:value="72">
            <text:p>7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257">
            <text:p>242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University of  Virginia Northern Virginia Center</text:p>
          </table:table-cell>
          <table:table-cell table:style-name="ce21" office:value-type="float" office:value="24257">
            <text:p>242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University of Virginia Roanoke Center</text:p>
          </table:table-cell>
          <table:table-cell table:style-name="ce21" office:value-type="float" office:value="24257">
            <text:p>242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University of Virginia Richmond Center</text:p>
          </table:table-cell>
          <table:table-cell table:style-name="ce21" office:value-type="float" office:value="24257">
            <text:p>242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University of Virginia Southwest Higher Education Center</text:p>
          </table:table-cell>
          <table:table-cell table:style-name="ce21" office:value-type="float" office:value="24257">
            <text:p>242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University of Virginia Newport News</text:p>
          </table:table-cell>
          <table:table-cell table:style-name="ce21" office:value-type="float" office:value="24257">
            <text:p>242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377485">
            <text:p>377485</text:p>
          </table:table-cell>
          <table:table-cell table:style-name="ce21" office:value-type="string">
            <text:p>Virginia Beach City Public Schools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onroe Park Campus</text:p>
          </table:table-cell>
          <table:table-cell table:style-name="ce21" office:value-type="float" office:value="31700">
            <text:p>317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CV Campus</text:p>
          </table:table-cell>
          <table:table-cell table:style-name="ce21" office:value-type="float" office:value="31700">
            <text:p>317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903">
            <text:p>233903</text:p>
          </table:table-cell>
          <table:table-cell table:style-name="ce21" office:value-type="string">
            <text:p>Virginia Highlands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Highlands Community College</text:p>
          </table:table-cell>
          <table:table-cell table:style-name="ce21" office:value-type="float" office:value="2580">
            <text:p>25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912">
            <text:p>233912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224">
            <text:p>22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4085">
            <text:p>234085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378">
            <text:p>137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29898">
            <text:p>2989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Northern Virginia Center</text:p>
          </table:table-cell>
          <table:table-cell table:style-name="ce21" office:value-type="float" office:value="29898">
            <text:p>2989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Southwest Virginia Higher Education Center</text:p>
          </table:table-cell>
          <table:table-cell table:style-name="ce21" office:value-type="float" office:value="29898">
            <text:p>2989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Roanoke Valley Graduate Center</text:p>
          </table:table-cell>
          <table:table-cell table:style-name="ce21" office:value-type="float" office:value="29898">
            <text:p>2989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Virginia Tech Hampton Roads Center</text:p>
          </table:table-cell>
          <table:table-cell table:style-name="ce21" office:value-type="float" office:value="29898">
            <text:p>2989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Washington-Alexandria Center</text:p>
          </table:table-cell>
          <table:table-cell table:style-name="ce21" office:value-type="float" office:value="29898">
            <text:p>2989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Marion duPont Scott Equine Medical Center</text:p>
          </table:table-cell>
          <table:table-cell table:style-name="ce21" office:value-type="float" office:value="29898">
            <text:p>2989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Center for European Studies and Architecture</text:p>
          </table:table-cell>
          <table:table-cell table:style-name="ce21" office:value-type="float" office:value="29898">
            <text:p>2989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4119">
            <text:p>234119</text:p>
          </table:table-cell>
          <table:table-cell table:style-name="ce21" office:value-type="string">
            <text:p>Virginia School of Hair Desig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School of Hair Design</text:p>
          </table:table-cell>
          <table:table-cell table:style-name="ce21" office:value-type="float" office:value="105">
            <text:p>1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30254">
            <text:p>430254</text:p>
          </table:table-cell>
          <table:table-cell table:style-name="ce21" office:value-type="string">
            <text:p>Virginia School of Massa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44">
            <text:p>1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4155">
            <text:p>234155</text:p>
          </table:table-cell>
          <table:table-cell table:style-name="ce21" office:value-type="string">
            <text:p>Virginia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720">
            <text:p>47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4164">
            <text:p>234164</text:p>
          </table:table-cell>
          <table:table-cell table:style-name="ce21" office:value-type="string">
            <text:p>Virginia U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35">
            <text:p>15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4137">
            <text:p>234137</text:p>
          </table:table-cell>
          <table:table-cell table:style-name="ce21" office:value-type="string">
            <text:p>Virginia University of Lynchbur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7">
            <text:p>21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4173">
            <text:p>234173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433">
            <text:p>143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949">
            <text:p>233949</text:p>
          </table:table-cell>
          <table:table-cell table:style-name="ce21" office:value-type="string">
            <text:p>Virginia Wester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653">
            <text:p>865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4191">
            <text:p>234191</text:p>
          </table:table-cell>
          <table:table-cell table:style-name="ce21" office:value-type="string">
            <text:p>Wards Corner Beauty Academy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9">
            <text:p>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45683">
            <text:p>445683</text:p>
          </table:table-cell>
          <table:table-cell table:style-name="ce21" office:value-type="string">
            <text:p>Wards Corner Beauty Academy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74">
            <text:p>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81">
            <text:p>218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4225">
            <text:p>234225</text:p>
          </table:table-cell>
          <table:table-cell table:style-name="ce21" office:value-type="string">
            <text:p>Washington County Adult Skill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ashington County Adult Skill Center</text:p>
          </table:table-cell>
          <table:table-cell table:style-name="ce21" office:value-type="float" office:value="110">
            <text:p>1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48628">
            <text:p>448628</text:p>
          </table:table-cell>
          <table:table-cell table:style-name="ce21" office:value-type="string">
            <text:p>Westwood College-Annandal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estwood College-Annandale</text:p>
          </table:table-cell>
          <table:table-cell table:style-name="ce21" office:value-type="float" office:value="254">
            <text:p>2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47069">
            <text:p>447069</text:p>
          </table:table-cell>
          <table:table-cell table:style-name="ce21" office:value-type="string">
            <text:p>Westwood College-Arlington Balls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9">
            <text:p>2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4359">
            <text:p>234359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280">
            <text:p>2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4377">
            <text:p>234377</text:p>
          </table:table-cell>
          <table:table-cell table:style-name="ce21" office:value-type="string">
            <text:p>Wythe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ytheville Community College Main Campus</text:p>
          </table:table-cell>
          <table:table-cell table:style-name="ce21" office:value-type="float" office:value="3072">
            <text:p>307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criminal-offenses-public-proper" style:display-name="PageStyle_criminal-offenses-public-proper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